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width="0.102cm" draw:marker-start="Arrow" draw:marker-start-width="0.457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fo:min-height="1.655cm"/>
    </style:style>
    <style:style style:name="gr3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02cm" draw:marker-start-width="0.352cm" draw:marker-end-width="0.352cm" draw:fill="solid" draw:fill-color="#c0c0c0" draw:fill-gradient-name="Gradient_20_1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fo:min-height="1.02cm"/>
    </style:style>
    <style:style style:name="gr6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min-height="0cm" fo:min-width="0cm" fo:padding-top="0.2cm" fo:padding-bottom="0.2cm" fo:padding-left="0.325cm" fo:padding-right="0.325cm" style:protect="size"/>
    </style:style>
    <style:style style:name="gr7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8" style:family="graphic" style:parent-style-name="standard">
      <style:graphic-properties svg:stroke-width="0.152cm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none" draw:fill="none" fo:min-height="7.37cm"/>
    </style:style>
    <style:style style:name="gr10" style:family="graphic" style:parent-style-name="standard">
      <style:graphic-properties svg:stroke-width="0.102cm" draw:marker-start-width="0.352cm" draw:marker-end-width="0.352cm" draw:fill="solid" draw:fill-color="#c0c0c0" draw:fill-gradient-name="Gradient_20_1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none" draw:textarea-vertical-align="middle" fo:min-height="1.6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text-align="center"/>
      <style:text-properties fo:font-size="44pt" style:font-size-asian="44pt" style:font-size-complex="44pt"/>
    </style:style>
    <style:style style:name="P4" style:family="paragraph">
      <style:paragraph-properties fo:text-align="center"/>
      <style:text-properties fo:font-size="48pt" fo:font-weight="normal" style:font-size-asian="48pt" style:font-weight-asian="normal" style:font-size-complex="48pt" style:font-weight-complex="normal"/>
    </style:style>
    <style:style style:name="P5" style:family="paragraph">
      <style:paragraph-properties fo:text-align="center"/>
      <style:text-properties fo:font-size="48pt" style:font-size-asian="48pt" style:font-size-complex="48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style:paragraph-properties fo:text-align="center"/>
      <style:text-properties fo:font-weight="normal" style:font-weight-asian="normal" style:font-weight-complex="normal"/>
    </style:style>
    <style:style style:name="P9" style:family="paragraph">
      <style:paragraph-properties fo:text-align="center"/>
      <style:text-properties fo:font-size="22pt" style:font-size-asian="22pt" style:font-size-complex="22pt"/>
    </style:style>
    <style:style style:name="P10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11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43.375cm" svg:y1="22.525cm" svg:x2="41.301cm" svg:y2="8.885cm" draw:start-shape="id1" draw:start-glue-point="4" draw:end-shape="id2" draw:end-glue-point="9" svg:d="m43375 22525-2074-13640">
          <text:p/>
        </draw:connector>
        <draw:g>
          <draw:frame draw:style-name="gr2" draw:text-style-name="P2" draw:layer="layout" svg:width="13.335cm" svg:height="1.987cm" svg:x="7.62cm" svg:y="6.667cm">
            <draw:text-box>
              <text:p text:style-name="P1"><text:span text:style-name="T1">T[0] = A[0] + B[0] </text:span></text:p>
            </draw:text-box>
          </draw:frame>
          <draw:custom-shape draw:style-name="gr3" draw:text-style-name="P1" draw:id="id7" draw:layer="layout" svg:width="15.24cm" svg:height="2.54cm" svg:x="7.62cm" svg:y="6.35cm">
            <draw:glue-point draw:id="8" svg:x="-3.75cm" svg:y="5cm"/>
            <draw:glue-point draw:id="9" svg:x="-0.833cm" svg:y="5cm"/>
            <draw:glue-point draw:id="10" svg:x="-3.75cm" svg:y="5cm"/>
            <draw:glue-point draw:id="11" svg:x="2.083cm" svg:y="5cm"/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2.54cm" svg:height="2.54cm" svg:x="20.32cm" svg:y="6.35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244.86422668241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5" draw:text-style-name="P3" draw:layer="layout" svg:width="1.778cm" svg:height="1.987cm" svg:x="20.692cm" svg:y="6.71cm">
            <draw:text-box>
              <text:p text:style-name="P1"><text:span text:style-name="T1">0</text:span></text:p>
            </draw:text-box>
          </draw:frame>
        </draw:g>
        <draw:custom-shape draw:style-name="gr6" draw:text-style-name="P4" draw:id="id3" draw:layer="layout" svg:width="3.175cm" svg:height="3.175cm" svg:x="4.01cm" svg:y="12.7cm">
          <text:p text:style-name="P1"><text:span text:style-name="T2">[0]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id="id4" draw:layer="layout" svg:width="2.54cm" svg:height="2.54cm" svg:x="8.23cm" svg:y="13cm">
          <text:p text:style-name="P1"><text:span text:style-name="T3">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id="id5" draw:layer="layout" svg:width="3.175cm" svg:height="3.175cm" svg:x="4.01cm" svg:y="15.875cm">
          <text:p text:style-name="P1"><text:span text:style-name="T2">[1]</text:span></text:p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3.175cm" svg:height="2.143cm" svg:x="4.01cm" svg:y="10.795cm">
          <draw:text-box>
            <text:p text:style-name="P6"><text:span text:style-name="T4">T</text:span></text:p>
          </draw:text-box>
        </draw:frame>
        <draw:connector draw:style-name="gr8" draw:text-style-name="P1" draw:layer="layout" draw:type="line" svg:x1="7.185cm" svg:y1="14.287cm" svg:x2="8.23cm" svg:y2="14.27cm" draw:start-shape="id3" draw:start-glue-point="1" draw:end-shape="id4" draw:end-glue-point="6" svg:d="m7185 14287 1045-17">
          <text:p/>
        </draw:connector>
        <draw:connector draw:style-name="gr8" draw:text-style-name="P1" draw:layer="layout" draw:type="line" svg:x1="7.185cm" svg:y1="17.462cm" svg:x2="8.255cm" svg:y2="17.445cm" draw:start-shape="id5" draw:start-glue-point="1" draw:end-shape="id6" draw:end-glue-point="6" svg:d="m7185 17462 1070-17">
          <text:p/>
        </draw:connector>
        <draw:connector draw:style-name="gr1" draw:text-style-name="P1" draw:layer="layout" draw:type="line" svg:x1="9.5cm" svg:y1="13cm" svg:x2="9.525cm" svg:y2="8.89cm" draw:start-shape="id4" draw:start-glue-point="4" draw:end-shape="id7" draw:end-glue-point="8" svg:d="m9500 13000 25-4110">
          <text:p/>
        </draw:connector>
        <draw:custom-shape draw:style-name="gr7" draw:text-style-name="P5" draw:id="id6" draw:layer="layout" svg:width="2.54cm" svg:height="2.54cm" svg:x="8.255cm" svg:y="16.175cm">
          <text:p text:style-name="P1"><text:span text:style-name="T3">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" draw:text-style-name="P2" draw:layer="layout" svg:width="13.335cm" svg:height="1.987cm" svg:x="18.415cm" svg:y="11.112cm">
            <draw:text-box>
              <text:p text:style-name="P1"><text:span text:style-name="T1">T[1] = A[1] + B[1] </text:span></text:p>
            </draw:text-box>
          </draw:frame>
          <draw:custom-shape draw:style-name="gr3" draw:text-style-name="P1" draw:id="id8" draw:layer="layout" svg:width="15.24cm" svg:height="2.54cm" svg:x="18.415cm" svg:y="10.795cm">
            <draw:glue-point draw:id="8" svg:x="-3.75cm" svg:y="5cm"/>
            <draw:glue-point draw:id="9" svg:x="-0.833cm" svg:y="5cm"/>
            <draw:glue-point draw:id="10" svg:x="-3.75cm" svg:y="5cm"/>
            <draw:glue-point draw:id="11" svg:x="2.083cm" svg:y="5cm"/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2.54cm" svg:height="2.54cm" svg:x="31.115cm" svg:y="10.795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244.86422668241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5" draw:text-style-name="P3" draw:layer="layout" svg:width="1.778cm" svg:height="1.987cm" svg:x="31.487cm" svg:y="11.155cm">
            <draw:text-box>
              <text:p text:style-name="P1"><text:span text:style-name="T1">0</text:span></text:p>
            </draw:text-box>
          </draw:frame>
        </draw:g>
        <draw:custom-shape draw:style-name="gr6" draw:text-style-name="P4" draw:id="id13" draw:layer="layout" svg:width="3.175cm" svg:height="3.175cm" svg:x="4.01cm" svg:y="22.225cm">
          <text:p text:style-name="P1"><text:span text:style-name="T2">[0]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id="id14" draw:layer="layout" svg:width="3.175cm" svg:height="3.175cm" svg:x="4.01cm" svg:y="25.4cm">
          <text:p text:style-name="P1"><text:span text:style-name="T2">[1]</text:span></text:p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4.445cm" svg:height="2.143cm" svg:x="3.375cm" svg:y="20.32cm">
          <draw:text-box>
            <text:p text:style-name="P6"><text:span text:style-name="T4">base</text:span></text:p>
          </draw:text-box>
        </draw:frame>
        <draw:custom-shape draw:style-name="gr6" draw:text-style-name="P4" draw:layer="layout" svg:width="3.175cm" svg:height="3.175cm" svg:x="4.01cm" svg:y="28.575cm">
          <text:p text:style-name="P1"><text:span text:style-name="T2">[2]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id="id15" draw:layer="layout" svg:width="3.175cm" svg:height="3.175cm" svg:x="4.01cm" svg:y="31.75cm">
          <text:p text:style-name="P1"><text:span text:style-name="T2">[3]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id="id16" draw:layer="layout" svg:width="3.175cm" svg:height="3.175cm" svg:x="4.01cm" svg:y="34.925cm">
          <text:p text:style-name="P1"><text:span text:style-name="T2">[4]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id="id9" draw:layer="layout" svg:width="2.54cm" svg:height="2.54cm" svg:x="9.155cm" svg:y="22.56cm">
          <text:p text:style-name="P1"><text:span text:style-name="T3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0.795cm" svg:y1="17.445cm" svg:x2="20.32cm" svg:y2="13.335cm" draw:start-shape="id6" draw:start-glue-point="10" draw:end-shape="id8" draw:end-glue-point="8" svg:d="m10795 17445 9525-4110">
          <text:p/>
        </draw:connector>
        <draw:connector draw:style-name="gr1" draw:text-style-name="P1" draw:layer="layout" draw:type="line" svg:x1="10.425cm" svg:y1="22.56cm" svg:x2="13.971cm" svg:y2="8.89cm" draw:start-shape="id9" draw:start-glue-point="4" draw:end-shape="id7" draw:end-glue-point="9" svg:d="m10425 22560 3546-13670">
          <text:p/>
        </draw:connector>
        <draw:custom-shape draw:style-name="gr7" draw:text-style-name="P5" draw:id="id10" draw:layer="layout" svg:width="2.54cm" svg:height="2.54cm" svg:x="12.455cm" svg:y="32.085cm">
          <text:p text:style-name="P1"><text:span text:style-name="T3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3.725cm" svg:y1="32.085cm" svg:x2="18.414cm" svg:y2="8.89cm" draw:start-shape="id10" draw:start-glue-point="4" draw:end-shape="id7" draw:end-glue-point="11" svg:d="m13725 32085 4689-23195">
          <text:p/>
        </draw:connector>
        <draw:custom-shape draw:style-name="gr7" draw:text-style-name="P5" draw:id="id11" draw:layer="layout" svg:width="2.54cm" svg:height="2.54cm" svg:x="9.155cm" svg:y="25.735cm">
          <text:p text:style-name="P1"><text:span text:style-name="T3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1.323cm" svg:y1="26.107cm" svg:x2="24.766cm" svg:y2="13.335cm" draw:start-shape="id11" draw:start-glue-point="11" draw:end-shape="id8" draw:end-glue-point="9" svg:d="m11323 26107 13443-12772">
          <text:p/>
        </draw:connector>
        <draw:custom-shape draw:style-name="gr7" draw:text-style-name="P5" draw:id="id12" draw:layer="layout" svg:width="2.54cm" svg:height="2.54cm" svg:x="12.455cm" svg:y="35.26cm">
          <text:p text:style-name="P1"><text:span text:style-name="T3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4.623cm" svg:y1="35.632cm" svg:x2="29.209cm" svg:y2="13.335cm" draw:start-shape="id12" draw:start-glue-point="11" draw:end-shape="id8" draw:end-glue-point="11" svg:d="m14623 35632 14586-22297">
          <text:p/>
        </draw:connector>
        <draw:connector draw:style-name="gr8" draw:text-style-name="P1" draw:layer="layout" draw:type="line" svg:x1="7.185cm" svg:y1="23.812cm" svg:x2="9.155cm" svg:y2="23.83cm" draw:start-shape="id13" draw:start-glue-point="1" draw:end-shape="id9" draw:end-glue-point="6" svg:d="m7185 23812 1970 18">
          <text:p/>
        </draw:connector>
        <draw:connector draw:style-name="gr8" draw:text-style-name="P1" draw:layer="layout" draw:type="line" svg:x1="7.185cm" svg:y1="26.987cm" svg:x2="9.155cm" svg:y2="27.005cm" draw:start-shape="id14" draw:start-glue-point="1" draw:end-shape="id11" draw:end-glue-point="6" svg:d="m7185 26987 1970 18">
          <text:p/>
        </draw:connector>
        <draw:connector draw:style-name="gr8" draw:text-style-name="P1" draw:layer="layout" draw:type="line" svg:x1="7.185cm" svg:y1="33.337cm" svg:x2="12.455cm" svg:y2="33.355cm" draw:start-shape="id15" draw:start-glue-point="1" draw:end-shape="id10" draw:end-glue-point="6" svg:d="m7185 33337 5270 18">
          <text:p/>
        </draw:connector>
        <draw:connector draw:style-name="gr8" draw:text-style-name="P1" draw:layer="layout" draw:type="line" svg:x1="7.185cm" svg:y1="36.512cm" svg:x2="12.455cm" svg:y2="36.53cm" draw:start-shape="id16" draw:start-glue-point="1" draw:end-shape="id12" draw:end-glue-point="6" svg:d="m7185 36512 5270 18">
          <text:p/>
        </draw:connector>
        <draw:g>
          <draw:frame draw:style-name="gr2" draw:text-style-name="P2" draw:layer="layout" svg:width="13.335cm" svg:height="1.987cm" svg:x="34.95cm" svg:y="6.662cm">
            <draw:text-box>
              <text:p text:style-name="P1"><text:span text:style-name="T1">T[0] = A[0] + B[0] </text:span></text:p>
            </draw:text-box>
          </draw:frame>
          <draw:custom-shape draw:style-name="gr3" draw:text-style-name="P1" draw:id="id2" draw:layer="layout" svg:width="15.24cm" svg:height="2.54cm" svg:x="34.95cm" svg:y="6.345cm">
            <draw:glue-point draw:id="8" svg:x="-3.75cm" svg:y="5cm"/>
            <draw:glue-point draw:id="9" svg:x="-0.833cm" svg:y="5cm"/>
            <draw:glue-point draw:id="10" svg:x="-3.75cm" svg:y="5cm"/>
            <draw:glue-point draw:id="11" svg:x="2.083cm" svg:y="5cm"/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2.54cm" svg:height="2.54cm" svg:x="47.65cm" svg:y="6.345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244.86422668241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5" draw:text-style-name="P3" draw:layer="layout" svg:width="1.778cm" svg:height="1.987cm" svg:x="48.022cm" svg:y="6.705cm">
            <draw:text-box>
              <text:p text:style-name="P1"><text:span text:style-name="T1">0</text:span></text:p>
            </draw:text-box>
          </draw:frame>
        </draw:g>
        <draw:custom-shape draw:style-name="gr6" draw:text-style-name="P4" draw:id="id17" draw:layer="layout" svg:width="3.175cm" svg:height="3.175cm" svg:x="37.465cm" svg:y="12.7cm">
          <text:p text:style-name="P1"><text:span text:style-name="T2">[0]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id="id18" draw:layer="layout" svg:width="2.54cm" svg:height="2.54cm" svg:x="42.925cm" svg:y="13cm">
          <text:p text:style-name="P1"><text:span text:style-name="T3">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id="id19" draw:layer="layout" svg:width="3.175cm" svg:height="3.175cm" svg:x="37.465cm" svg:y="15.875cm">
          <text:p text:style-name="P1"><text:span text:style-name="T2">[1]</text:span></text:p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3.175cm" svg:height="2.143cm" svg:x="37.465cm" svg:y="10.795cm">
          <draw:text-box>
            <text:p text:style-name="P6"><text:span text:style-name="T4">T</text:span></text:p>
          </draw:text-box>
        </draw:frame>
        <draw:connector draw:style-name="gr8" draw:text-style-name="P1" draw:layer="layout" draw:type="line" svg:x1="40.64cm" svg:y1="14.287cm" svg:x2="42.925cm" svg:y2="14.27cm" draw:start-shape="id17" draw:start-glue-point="1" draw:end-shape="id18" draw:end-glue-point="6" svg:d="m40640 14287 2285-17">
          <text:p/>
        </draw:connector>
        <draw:connector draw:style-name="gr8" draw:text-style-name="P1" draw:layer="layout" draw:type="line" svg:x1="40.64cm" svg:y1="17.462cm" svg:x2="47.215cm" svg:y2="17.48cm" draw:start-shape="id19" draw:start-glue-point="1" draw:end-shape="id20" draw:end-glue-point="6" svg:d="m40640 17462 6575 18">
          <text:p/>
        </draw:connector>
        <draw:connector draw:style-name="gr1" draw:text-style-name="P1" draw:layer="layout" draw:type="line" svg:x1="43.297cm" svg:y1="13.372cm" svg:x2="36.855cm" svg:y2="8.885cm" draw:start-shape="id18" draw:start-glue-point="5" draw:end-shape="id2" draw:end-glue-point="8" svg:d="m43297 13372-6442-4487">
          <text:p/>
        </draw:connector>
        <draw:custom-shape draw:style-name="gr7" draw:text-style-name="P5" draw:id="id20" draw:layer="layout" svg:width="2.54cm" svg:height="2.54cm" svg:x="47.215cm" svg:y="16.21cm">
          <text:p text:style-name="P1"><text:span text:style-name="T3">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3.335cm" svg:height="1.987cm" svg:x="38.695cm" svg:y="39.757cm">
          <draw:text-box>
            <text:p text:style-name="P1"><text:span text:style-name="T1">T[1] = A[1] + B[1] </text:span></text:p>
          </draw:text-box>
        </draw:frame>
        <draw:custom-shape draw:style-name="gr3" draw:text-style-name="P1" draw:id="id21" draw:layer="layout" svg:width="15.24cm" svg:height="2.54cm" svg:x="38.695cm" svg:y="39.54cm">
          <draw:glue-point draw:id="8" svg:x="-3.75cm" svg:y="5cm"/>
          <draw:glue-point draw:id="9" svg:x="-0.833cm" svg:y="5cm"/>
          <draw:glue-point draw:id="10" svg:x="-3.75cm" svg:y="5cm"/>
          <draw:glue-point draw:id="11" svg:x="2.083cm" svg:y="5cm"/>
          <draw:glue-point draw:id="12" svg:x="-3.75cm" svg:y="-5cm"/>
          <draw:glue-point draw:id="13" svg:x="-0.833cm" svg:y="-5cm"/>
          <draw:glue-point draw:id="14" svg:x="2.083cm" svg:y="-5cm"/>
          <draw:glue-point draw:id="15" svg:x="-2.851cm" svg:y="-5cm"/>
          <draw:glue-point draw:id="16" svg:x="-3.267cm" svg:y="-5cm"/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2.54cm" svg:height="2.54cm" svg:x="51.395cm" svg:y="39.54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244.86422668241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5" draw:text-style-name="P3" draw:layer="layout" svg:width="1.778cm" svg:height="1.987cm" svg:x="51.767cm" svg:y="39.8cm">
          <draw:text-box>
            <text:p text:style-name="P1"><text:span text:style-name="T1">0</text:span></text:p>
          </draw:text-box>
        </draw:frame>
        <draw:custom-shape draw:style-name="gr6" draw:text-style-name="P4" draw:id="id25" draw:layer="layout" svg:width="3.175cm" svg:height="3.175cm" svg:x="37.465cm" svg:y="22.225cm">
          <text:p text:style-name="P1"><text:span text:style-name="T2">[0]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id="id26" draw:layer="layout" svg:width="3.175cm" svg:height="3.175cm" svg:x="37.465cm" svg:y="25.4cm">
          <text:p text:style-name="P1"><text:span text:style-name="T2">[1]</text:span></text:p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4.445cm" svg:height="2.143cm" svg:x="36.83cm" svg:y="20.32cm">
          <draw:text-box>
            <text:p text:style-name="P6"><text:span text:style-name="T4">base</text:span></text:p>
          </draw:text-box>
        </draw:frame>
        <draw:custom-shape draw:style-name="gr6" draw:text-style-name="P4" draw:id="id29" draw:layer="layout" svg:width="3.175cm" svg:height="3.175cm" svg:x="37.465cm" svg:y="28.575cm">
          <text:p text:style-name="P1"><text:span text:style-name="T2">[2]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id="id27" draw:layer="layout" svg:width="3.175cm" svg:height="3.175cm" svg:x="37.465cm" svg:y="31.75cm">
          <text:p text:style-name="P1"><text:span text:style-name="T2">[3]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id="id28" draw:layer="layout" svg:width="3.175cm" svg:height="3.175cm" svg:x="37.465cm" svg:y="34.925cm">
          <text:p text:style-name="P1"><text:span text:style-name="T2">[4]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id="id1" draw:layer="layout" svg:width="2.54cm" svg:height="2.54cm" svg:x="42.105cm" svg:y="22.525cm">
          <text:p text:style-name="P1"><text:span text:style-name="T3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48.485cm" svg:y1="18.75cm" svg:x2="41.337cm" svg:y2="39.54cm" draw:start-shape="id20" draw:start-glue-point="8" draw:end-shape="id21" draw:end-glue-point="16" svg:d="m48485 18750-7148 20790">
          <text:p/>
        </draw:connector>
        <draw:custom-shape draw:style-name="gr7" draw:text-style-name="P5" draw:id="id22" draw:layer="layout" svg:width="2.54cm" svg:height="2.54cm" svg:x="44.45cm" svg:y="32.085cm">
          <text:p text:style-name="P1"><text:span text:style-name="T3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45.72cm" svg:y1="32.085cm" svg:x2="45.744cm" svg:y2="8.885cm" draw:start-shape="id22" draw:start-glue-point="4" draw:end-shape="id2" draw:end-glue-point="11" svg:d="m45720 32085 24-23200">
          <text:p/>
        </draw:connector>
        <draw:custom-shape draw:style-name="gr7" draw:text-style-name="P5" draw:id="id23" draw:layer="layout" svg:width="2.54cm" svg:height="2.54cm" svg:x="47.45cm" svg:y="25.735cm">
          <text:p text:style-name="P1"><text:span text:style-name="T3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48.72cm" svg:y1="28.275cm" svg:x2="45.046cm" svg:y2="39.54cm" draw:start-shape="id23" draw:start-glue-point="8" draw:end-shape="id21" draw:end-glue-point="13" svg:d="m48720 28275-3674 11265">
          <text:p/>
        </draw:connector>
        <draw:custom-shape draw:style-name="gr7" draw:text-style-name="P5" draw:id="id24" draw:layer="layout" svg:width="2.54cm" svg:height="2.54cm" svg:x="48.25cm" svg:y="35.26cm">
          <text:p text:style-name="P1"><text:span text:style-name="T3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49.52cm" svg:y1="37.8cm" svg:x2="49.489cm" svg:y2="39.54cm" draw:start-shape="id24" draw:start-glue-point="8" draw:end-shape="id21" draw:end-glue-point="14" svg:d="m49520 37800-31 1740">
          <text:p/>
        </draw:connector>
        <draw:connector draw:style-name="gr8" draw:text-style-name="P1" draw:layer="layout" draw:type="line" svg:x1="40.64cm" svg:y1="23.812cm" svg:x2="42.105cm" svg:y2="23.795cm" draw:start-shape="id25" draw:start-glue-point="1" draw:end-shape="id1" draw:end-glue-point="6" svg:d="m40640 23812 1465-17">
          <text:p/>
        </draw:connector>
        <draw:connector draw:style-name="gr8" draw:text-style-name="P1" draw:layer="layout" draw:type="line" svg:x1="40.64cm" svg:y1="26.987cm" svg:x2="47.45cm" svg:y2="27.005cm" draw:start-shape="id26" draw:start-glue-point="1" draw:end-shape="id23" draw:end-glue-point="6" svg:d="m40640 26987 6810 18">
          <text:p/>
        </draw:connector>
        <draw:connector draw:style-name="gr8" draw:text-style-name="P1" draw:layer="layout" draw:type="line" svg:x1="40.64cm" svg:y1="33.337cm" svg:x2="44.45cm" svg:y2="33.355cm" draw:start-shape="id27" draw:start-glue-point="1" draw:end-shape="id22" draw:end-glue-point="6" svg:d="m40640 33337 3810 18">
          <text:p/>
        </draw:connector>
        <draw:connector draw:style-name="gr8" draw:text-style-name="P1" draw:layer="layout" draw:type="line" svg:x1="40.64cm" svg:y1="36.512cm" svg:x2="48.25cm" svg:y2="36.53cm" draw:start-shape="id28" draw:start-glue-point="1" draw:end-shape="id24" draw:end-glue-point="6" svg:d="m40640 36512 7610 18">
          <text:p/>
        </draw:connector>
        <draw:frame draw:style-name="gr2" draw:text-style-name="P2" draw:layer="layout" svg:width="13.335cm" svg:height="1.987cm" svg:x="48.56cm" svg:y="11.347cm">
          <draw:text-box>
            <text:p text:style-name="P1"><text:span text:style-name="T1">R = T[1] * B[0] </text:span></text:p>
          </draw:text-box>
        </draw:frame>
        <draw:custom-shape draw:style-name="gr3" draw:text-style-name="P1" draw:id="id31" draw:layer="layout" svg:width="15.24cm" svg:height="2.54cm" svg:x="48.56cm" svg:y="11.03cm">
          <draw:glue-point draw:id="8" svg:x="-3.75cm" svg:y="5cm"/>
          <draw:glue-point draw:id="9" svg:x="-0.833cm" svg:y="5cm"/>
          <draw:glue-point draw:id="10" svg:x="-3.75cm" svg:y="5cm"/>
          <draw:glue-point draw:id="11" svg:x="2.083cm" svg:y="5cm"/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2.54cm" svg:height="2.54cm" svg:x="61.26cm" svg:y="11.03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244.86422668241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5" draw:text-style-name="P3" draw:layer="layout" svg:width="1.778cm" svg:height="1.987cm" svg:x="61.632cm" svg:y="11.39cm">
          <draw:text-box>
            <text:p text:style-name="P1"><text:span text:style-name="T1">1</text:span></text:p>
          </draw:text-box>
        </draw:frame>
        <draw:custom-shape draw:style-name="gr7" draw:text-style-name="P5" draw:id="id30" draw:layer="layout" svg:width="2.54cm" svg:height="2.54cm" svg:x="49.195cm" svg:y="28.91cm">
          <text:p text:style-name="P1"><text:span text:style-name="T3">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40.64cm" svg:y1="30.162cm" svg:x2="49.195cm" svg:y2="30.18cm" draw:start-shape="id29" draw:start-glue-point="1" draw:end-shape="id30" draw:end-glue-point="6" svg:d="m40640 30162 8555 18">
          <text:p/>
        </draw:connector>
        <draw:connector draw:style-name="gr1" draw:text-style-name="P1" draw:layer="layout" draw:type="line" svg:x1="50.465cm" svg:y1="28.91cm" svg:x2="50.465cm" svg:y2="13.57cm" draw:start-shape="id30" draw:start-glue-point="4" draw:end-shape="id31" draw:end-glue-point="8" svg:d="m50465 28910v-15340">
          <text:p/>
        </draw:connector>
        <draw:connector draw:style-name="gr1" draw:text-style-name="P1" draw:layer="layout" draw:type="line" svg:x1="59.46cm" svg:y1="31.985cm" svg:x2="59.354cm" svg:y2="13.57cm" draw:start-shape="id32" draw:start-glue-point="4" draw:end-shape="id31" draw:end-glue-point="11" svg:d="m59460 31985-106-18415">
          <text:p/>
        </draw:connector>
        <draw:custom-shape draw:style-name="gr7" draw:text-style-name="P5" draw:id="id32" draw:layer="layout" svg:width="2.54cm" svg:height="2.54cm" svg:x="58.19cm" svg:y="31.985cm">
          <text:p text:style-name="P1"><text:span text:style-name="T3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46.99cm" svg:y1="33.355cm" svg:x2="58.19cm" svg:y2="33.255cm" draw:start-shape="id22" draw:start-glue-point="10" draw:end-shape="id32" draw:end-glue-point="6" svg:d="m46990 33355 11200-100">
          <text:p/>
        </draw:connector>
        <draw:custom-shape draw:style-name="gr7" draw:text-style-name="P5" draw:id="id33" draw:layer="layout" svg:width="2.54cm" svg:height="2.54cm" svg:x="53.64cm" svg:y="16.175cm">
          <text:p text:style-name="P1"><text:span text:style-name="T3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49.755cm" svg:y1="17.48cm" svg:x2="53.64cm" svg:y2="17.445cm" draw:start-shape="id20" draw:start-glue-point="10" draw:end-shape="id33" draw:end-glue-point="6" svg:d="m49755 17480 3885-35">
          <text:p/>
        </draw:connector>
        <draw:connector draw:style-name="gr1" draw:text-style-name="P1" draw:layer="layout" draw:type="line" svg:x1="54.91cm" svg:y1="16.175cm" svg:x2="54.911cm" svg:y2="13.57cm" draw:start-shape="id33" draw:start-glue-point="4" draw:end-shape="id31" draw:end-glue-point="9" svg:d="m54910 16175 1-2605">
          <text:p/>
        </draw:connector>
        <draw:frame draw:style-name="gr9" draw:text-style-name="P4" draw:layer="layout" svg:width="29.845cm" svg:height="2.143cm" svg:x="3.81cm" svg:y="3.175cm">
          <draw:text-box>
            <text:p text:style-name="P8"><text:span text:style-name="T2">After program line 6:</text:span></text:p>
          </draw:text-box>
        </draw:frame>
        <draw:frame draw:style-name="gr2" draw:text-style-name="P4" draw:layer="layout" svg:width="30.48cm" svg:height="2.143cm" svg:x="34.925cm" svg:y="3.175cm">
          <draw:text-box>
            <text:p text:style-name="P8"><text:span text:style-name="T2">After program line 7:</text:span></text:p>
          </draw:text-box>
        </draw:frame>
        <draw:custom-shape draw:style-name="gr3" draw:text-style-name="P1" draw:layer="layout" svg:width="6.985cm" svg:height="2.54cm" svg:x="75.565cm" svg:y="6.35cm">
          <draw:glue-point draw:id="8" svg:x="-3.75cm" svg:y="5cm"/>
          <draw:glue-point draw:id="9" svg:x="-0.833cm" svg:y="5cm"/>
          <draw:glue-point draw:id="10" svg:x="-3.75cm" svg:y="5cm"/>
          <draw:glue-point draw:id="11" svg:x="2.083cm" svg:y="5cm"/>
          <text:p/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text-style-name="P9" draw:layer="layout" svg:width="2.54cm" svg:height="2.54cm" svg:x="80.01cm" svg:y="6.35cm">
          <text:p text:style-name="P9"><text:span text:style-name="T5">Ref </text:span></text:p>
          <text:p text:style-name="P9"><text:span text:style-name="T5">Count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5244.86422668241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9" draw:layer="layout" svg:width="3.175cm" svg:height="3.175cm" svg:x="74.93cm" svg:y="10.16cm">
          <text:p text:style-name="P9"><text:span text:style-name="T6">R</text:span>ead</text:p>
          <text:p text:style-name="P9">Acce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2.54cm" svg:height="2.54cm" svg:x="76.835cm" svg:y="19.05cm">
          <text:p text:style-name="P10"><text:span text:style-name="T7">Base</text:span></text:p>
          <text:p text:style-name="P10"><text:span text:style-name="T7">Block</text:span>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4.615cm" svg:height="2.54cm" svg:x="75.395cm" svg:y="6.35cm">
          <draw:text-box>
            <text:p text:style-name="P9"><text:span text:style-name="T5">Operation</text:span></text:p>
          </draw:text-box>
        </draw:frame>
        <draw:custom-shape draw:style-name="gr11" draw:text-style-name="P9" draw:layer="layout" svg:width="3.175cm" svg:height="3.175cm" svg:x="74.93cm" svg:y="13.97cm">
          <text:p text:style-name="P9"><text:span text:style-name="T6">W</text:span>rite</text:p>
          <text:p text:style-name="P9">Acce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457cm" draw:marker-start-center="false" draw:marker-end-width="0.457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1.6cm" fo:page-height="5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ds Kristensen</meta:initial-creator>
    <meta:creation-date>2011-01-21T14:29:14</meta:creation-date>
    <dc:date>2011-01-25T18:25:49</dc:date>
    <dc:creator>Mads Kristensen</dc:creator>
    <meta:editing-duration>PT09H48M37S</meta:editing-duration>
    <meta:editing-cycles>20</meta:editing-cycles>
    <meta:generator>OpenOffice.org/3.2$Unix OpenOffice.org_project/320m19$Build-9505</meta:generator>
    <meta:document-statistic meta:object-count="94"/>
  </office:meta>
</office:document-meta>
</file>